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679" officeooo:paragraph-rsid="0016e679"/>
    </style:style>
    <style:style style:name="P2" style:family="paragraph" style:parent-style-name="Standard">
      <style:text-properties officeooo:rsid="0016e679" officeooo:paragraph-rsid="0018c3b7"/>
    </style:style>
    <style:style style:name="P3" style:family="paragraph" style:parent-style-name="Standard">
      <style:text-properties officeooo:rsid="0016e679" officeooo:paragraph-rsid="0019e93e"/>
    </style:style>
    <style:style style:name="P4" style:family="paragraph" style:parent-style-name="Standard">
      <style:text-properties officeooo:rsid="0016e679" officeooo:paragraph-rsid="001b2595"/>
    </style:style>
    <style:style style:name="P5" style:family="paragraph" style:parent-style-name="Standard">
      <style:text-properties officeooo:rsid="0016e679" officeooo:paragraph-rsid="001c3179"/>
    </style:style>
    <style:style style:name="P6" style:family="paragraph" style:parent-style-name="Standard">
      <style:text-properties officeooo:rsid="001dbba1" officeooo:paragraph-rsid="001dbba1"/>
    </style:style>
    <style:style style:name="P7" style:family="paragraph" style:parent-style-name="Standard">
      <style:text-properties officeooo:rsid="001f5a64" officeooo:paragraph-rsid="001f5a64"/>
    </style:style>
    <style:style style:name="P8" style:family="paragraph" style:parent-style-name="Standard">
      <style:text-properties officeooo:rsid="0020c1ee" officeooo:paragraph-rsid="0020c1e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e93e"/>
    </style:style>
    <style:style style:name="T3" style:family="text">
      <style:text-properties officeooo:rsid="0018c3b7"/>
    </style:style>
    <style:style style:name="T4" style:family="text">
      <style:text-properties officeooo:rsid="0019e93e"/>
    </style:style>
    <style:style style:name="T5" style:family="text">
      <style:text-properties officeooo:rsid="001b2595"/>
    </style:style>
    <style:style style:name="T6" style:family="text">
      <style:text-properties officeooo:rsid="001c31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Only for the 1<text:span text:style-name="T1">st</text:span> <text:span text:style-name="T4">and 3</text:span><text:span text:style-name="T2">rd</text:span><text:span text:style-name="T4"> </text:span>Program using data.csv and for the rest of the programs using new dataset.</text:p>
      <text:p text:style-name="P1"/>
      <text:p text:style-name="P3">1)<text:span text:style-name="T4">hadoop jar home/vedashree/Desktop/file.jar Yelptest2 /data.csv output</text:span></text:p>
      <text:p text:style-name="P1"/>
      <text:p text:style-name="P1"/>
      <text:p text:style-name="P1">2)hadoop jar home/vedashree/Desktop/file.jar PaloTest /business.csv output</text:p>
      <text:p text:style-name="P1"/>
      <text:p text:style-name="P2">3)<text:span text:style-name="T3">hadoop jar home/vedashree/Desktop/file.jar TopTen /data.csv output</text:span></text:p>
      <text:p text:style-name="P1"/>
      <text:p text:style-name="P4">4)<text:span text:style-name="T5">hadoop jar file.jar ReduceSideJoin /business.csv /review.csv output temp</text:span></text:p>
      <text:p text:style-name="P1"/>
      <text:p text:style-name="P5">5)<text:span text:style-name="T6">hadoop jar file.jar MapSideJoin /business.csv /review.csv output</text:span></text:p>
      <text:p text:style-name="P5"/>
      <text:p text:style-name="P5"/>
      <text:p text:style-name="P6">1)file:///home/vedashree/Downloads/newyelpdataset/review.csv <text:s/><text:a xlink:type="simple" xlink:href="../../../BigData/output">file:///home/vedashree/BigData/output</text:a></text:p>
      <text:p text:style-name="P7"/>
      <text:p text:style-name="P7">2)file:///home/vedashree/Downloads/newyelpdataset/review.csv <text:s/><text:a xlink:type="simple" xlink:href="../../../Downloads/output">file:///home/vedashree/Downloads/output</text:a></text:p>
      <text:p text:style-name="P7"/>
      <text:p text:style-name="P8">3)file:///home/vedashree/Downloads/newyelpdataset/review.csv <text:s text:c="2"/><text:a xlink:type="simple" xlink:href="../../../BigData/output">file:///home/vedashree/BigData/output</text:a></text:p>
      <text:p text:style-name="P8"/>
      <text:p text:style-name="P8">4)file:///home/vedashree/Downloads/newyelpdataset/review.csv <text:s text:c="2"/>file:///home/vedashree/Downloads/newyelpdataset/business.csv <text:s/>file:///home/vedashree/BigData/temp <text:s/><text:a xlink:type="simple" xlink:href="../../../BigData/output">file:///home/vedashree/BigData/output</text:a></text:p>
      <text:p text:style-name="P8"/>
      <text:p text:style-name="P8">5)file:///home/vedashree/Downloads/newyelpdataset/business.csv <text:s/>file:///home/vedashree/Downloads/newyelpdataset/review.csv <text:s text:c="2"/>file:///home/vedashree/BigData/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20:56:59.463117192</meta:creation-date>
    <dc:date>2015-07-04T02:35:14.899389275</dc:date>
    <meta:editing-duration>PT26M51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65" meta:character-count="1113" meta:non-whitespace-character-count="1048"/>
  </office:meta>
</office:document-meta>
</file>